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win Cities C / C++ Meetu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Lambda Expressions</text:p>
            <text:p text:style-name="P1"><text:span text:style-name="T1"/></text:p>
            <text:p text:style-name="P1"><text:span text:style-name="T2"><text:a xlink:href="https://github.com/cjungmann/lambda_talk" xlink:type="simple">GitHub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 to Lambd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mbda is old concept</text:p>
                <text:list>
                  <text:list-item>
                    <text:p>Alonzo Church introduced unnamed functions in 1936 as part of lambda calculus.</text:p>
                  </text:list-item>
                  <text:list-item>
                    <text:p>First programming language implementation in 1958 with anonymous Lisp functions.</text:p>
                  </text:list-item>
                </text:list>
              </text:list-item>
              <text:list-item>
                <text:p>Lambda implemented in many languages</text:p>
                <text:list>
                  <text:list-item>
                    <text:p>Lisp, Java, Javascript, Python, others</text:p>
                  </text:list-item>
                </text:list>
              </text:list-item>
              <text:list-item>
                <text:p>Implementations often “incomplet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mbda Character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mited lifespan</text:p>
              </text:list-item>
              <text:list-item>
                <text:p>Flexible Instantiation</text:p>
                <text:list>
                  <text:list-item>
                    <text:p>global declaration</text:p>
                  </text:list-item>
                  <text:list-item>
                    <text:p>nested in a function</text:p>
                  </text:list-item>
                  <text:list-item>
                    <text:p>nested in function call argument list</text:p>
                  </text:list-item>
                </text:list>
              </text:list-item>
              <text:list-item>
                <text:p>Access to variables in instantiation context (closure)</text:p>
              </text:list-item>
              <text:list-item>
                <text:p>Often used as callback argument for functions</text:p>
              </text:list-item>
              <text:list-item>
                <text:p>Can be exported for use outside of instantiation contex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mbda and Clo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 closure is the set of variables from the host function’s scope.</text:p>
              </text:list-item>
              <text:list-item>
                <text:p>The scope of the lambda function thus includes:</text:p>
                <text:list>
                  <text:list-item>
                    <text:p>global variables</text:p>
                  </text:list-item>
                  <text:list-item>
                    <text:p>variables from its code block</text:p>
                  </text:list-item>
                  <text:list-item>
                    <text:p>closure variables</text:p>
                  </text:list-item>
                </text:list>
              </text:list-item>
              <text:list-item>
                <text:p>For some implementations, the closure lives until the lambda function is garbage-collec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sure Strength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osure values persist between function calls.</text:p>
              </text:list-item>
              <text:list-item>
                <text:p>Provides another method to manage object lifetimes.</text:p>
              </text:list-item>
              <text:list-item>
                <text:p>Use evocative function names for unique tasks in context where they are used.</text:p>
                <text:list>
                  <text:list-item>
                    <text:p>Unique writer() functions for each context.</text:p>
                  </text:list-item>
                </text:list>
              </text:list-item>
              <text:list-item>
                <text:p>Do “expensive” setup once and use several tim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losures vs Objec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losure scope primary benefit of lambda functions</text:p>
              </text:list-item>
              <text:list-item>
                <text:p>An object also adds a scope to function local and global scopes.</text:p>
              </text:list-item>
              <text:list-item>
                <text:p>It is easy to refactor lamba/closures as objects.</text:p>
                <text:list>
                  <text:list-item>
                    <text:p>closure variables as object data member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Lambda Expres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amples in Javascript</text:p>
                <text:list>
                  <text:list-item>
                    <text:p>Model against which C++ lambdas can be compared</text:p>
                  </text:list-item>
                  <text:list-item>
                    <text:p>Most complete implementation</text:p>
                  </text:list-item>
                  <text:list-item>
                    <text:p>Easiest to understand and explain</text:p>
                  </text:list-item>
                </text:list>
              </text:list-item>
              <text:list-item>
                <text:p>Bookmarked examples in lambda.js</text:p>
                <text:list>
                  <text:list-item>
                    <text:p>01_jscript_lifetimes</text:p>
                  </text:list-item>
                  <text:list-item>
                    <text:p>01_jscript_pass_out_function</text:p>
                  </text:list-item>
                  <text:list-item>
                    <text:p>01_jscript_global_anonymo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++ Lambda Limita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rict-typing complicates passing lambdas as function arguments.</text:p>
              </text:list-item>
              <text:list-item>
                <text:p>Memory model prevents easy closure persistence.</text:p>
              </text:list-item>
              <text:list-item>
                <text:p>Cannot be declared at global scop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efining <text:span text:style-name="T3">Lambd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ambda means different things in different programming languages</text:p>
                <text:list>
                  <text:list-item>
                    <text:p>Anonymous</text:p>
                  </text:list-item>
                  <text:list-item>
                    <text:p>Inner or nested function</text:p>
                  </text:list-item>
                  <text:list-item>
                    <text:p>May be able to capture a closure</text:p>
                  </text:list-item>
                </text:list>
              </text:list-item>
              <text:list-item>
                <text:p>C++ lambda means:</text:p>
                <text:list>
                  <text:list-item>
                    <text:p>Uses C++ lambda notation: [&amp;](void) → int</text:p>
                  </text:list-item>
                  <text:list-item>
                    <text:p>A lambda will be considered named when a named variable is set to a lambda funct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++ Lambda Examp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mple Usage Lambda</text:p>
                <text:list>
                  <text:list-item>
                    <text:p>Name code sections for readability</text:p>
                  </text:list-item>
                  <text:list-item>
                    <text:p>Reuse code section for related use</text:p>
                  </text:list-item>
                </text:list>
              </text:list-item>
              <text:list-item>
                <text:p>Lambdas for Callback</text:p>
                <text:list>
                  <text:list-item>
                    <text:p>qsort without lambda</text:p>
                  </text:list-item>
                  <text:list-item>
                    <text:p>qsort_t lambda with template</text:p>
                  </text:list-item>
                </text:list>
              </text:list-item>
              <text:list-item>
                <text:p>Exported Lambda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mple Lambda Usag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reate and use lambdas in the same function</text:p>
                <text:list>
                  <text:list-item>
                    <text:p>Avoids troublesome function type-checking</text:p>
                  </text:list-item>
                  <text:list-item>
                    <text:p>Unambiguous scope</text:p>
                  </text:list-item>
                </text:list>
              </text:list-item>
              <text:list-item>
                <text:p>Naming Code Sections in a function</text:p>
                <text:list>
                  <text:list-item>
                    <text:p>Create named lambdas to clarify the purpose of a code section.</text:p>
                  </text:list-item>
                  <text:list-item>
                    <text:p>Create lambdas combine similar code sections</text:p>
                  </text:list-item>
                  <text:list-item>
                    <text:p>Bookmark 02_dup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mbdas for Callback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mplicated compared with old C/C++ callbacks</text:p>
                <text:list>
                  <text:list-item>
                    <text:p>C/C++ callbacks are done with function pointers</text:p>
                    <text:list>
                      <text:list-item>
                        <text:p>Simple function signature for function pointers</text:p>
                      </text:list-item>
                      <text:list-item>
                        <text:p>Lambda types include mangling for captures</text:p>
                      </text:list-item>
                      <text:list-item>
                        <text:p>References</text:p>
                        <text:list>
                          <text:list-item>
                            <text:p>man qsort</text:p>
                          </text:list-item>
                          <text:list-item>
                            <text:p>Bookmark 03_qsort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Lambdas for callbacks</text:p>
                <text:list>
                  <text:list-item>
                    <text:p>Use interface class to abstract the callback</text:p>
                  </text:list-item>
                  <text:list-item>
                    <text:p>Template-based implementation of interface class</text:p>
                  </text:list-item>
                  <text:list-item>
                    <text:p>Auto-decltype for template functions</text:p>
                  </text:list-item>
                  <text:list-item>
                    <text:p>New qsort for lambdas</text:p>
                    <text:list>
                      <text:list-item>
                        <text:p>Bookmark 04_lambda_qs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ursion with Lambda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ointer to interface class</text:p>
              </text:list-item>
              <text:list-item>
                <text:p>Use interface class with a lambda template class to create an implementation.</text:p>
                <text:list>
                  <text:list-item>
                    <text:p>capture the interface class pointer.</text:p>
                  </text:list-item>
                </text:list>
              </text:list-item>
              <text:list-item>
                <text:p>Call the lambda class instance with the function pointer vari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ss-out Lambd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ke lambda function globally available</text:p>
              </text:list-item>
              <text:list-item>
                <text:p>Use pointer to the interface base class of a lambda template implementation class.</text:p>
              </text:list-item>
              <text:list-item>
                <text:p>Bookmark 06_passout</text:p>
              </text:list-item>
              <text:list-item>
                <text:p>Compile and test/demonstrate scope fail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cks and Trap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Pass lambda expressions by reference or pointer</text:p>
                <text:list>
                  <text:list-item>
                    <text:p>Bookmark 05_tip_use_reference_parameter</text:p>
                  </text:list-item>
                </text:list>
              </text:list-item>
              <text:list-item>
                <text:p>Pay attention to the closure scope. The closure is lost when the host function retur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pedia.org/wiki/Lambda_calculus" xlink:type="simple">Lambda Calculus</text:a></text:p>
              </text:list-item>
              <text:list-item>
                <text:p><text:a xlink:href="https://en.wikipedia.org/wiki/Anonymous_function" xlink:type="simple">Anonymous Functions</text:a></text:p>
              </text:list-item>
              <text:list-item>
                <text:p><text:a xlink:href="https://realpython.com/blog/python/inner-functions-what-are-they-good-for/" xlink:type="simple">Python Inner Functions</text:a></text:p>
              </text:list-item>
              <text:list-item>
                <text:p><text:a xlink:href="https://github.com/cjungmann/lambda_talk" xlink:type="simple">Lambda Talk materials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04:11:33.500317818</meta:creation-date>
    <meta:generator>LibreOffice/5.1.6.2$Linux_X86_64 LibreOffice_project/10m0$Build-2</meta:generator>
    <dc:date>2017-09-05T17:39:47.494428127</dc:date>
    <meta:editing-duration>PT9H19M45S</meta:editing-duration>
    <meta:editing-cycles>26</meta:editing-cycles>
    <meta:document-statistic meta:object-count="85"/>
  </office:meta>
</office:document-meta>
</file>